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f58b" officeooo:paragraph-rsid="0015f58b"/>
    </style:style>
    <style:style style:name="P2" style:family="paragraph" style:parent-style-name="Standard">
      <style:text-properties officeooo:rsid="00166f2a" officeooo:paragraph-rsid="00166f2a"/>
    </style:style>
    <style:style style:name="P3" style:family="paragraph" style:parent-style-name="Standard">
      <style:text-properties officeooo:rsid="001688f3" officeooo:paragraph-rsid="001688f3"/>
    </style:style>
    <style:style style:name="P4" style:family="paragraph" style:parent-style-name="Standard">
      <style:paragraph-properties fo:text-align="center" style:justify-single-word="false"/>
      <style:text-properties officeooo:rsid="001688f3" officeooo:paragraph-rsid="001688f3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88f3" officeooo:paragraph-rsid="001688f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7765" officeooo:paragraph-rsid="00187765"/>
    </style:style>
    <style:style style:name="P7" style:family="paragraph" style:parent-style-name="Standard">
      <style:text-properties officeooo:rsid="00193e86" officeooo:paragraph-rsid="00193e86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187765"/>
    </style:style>
    <style:style style:name="T3" style:family="text">
      <style:text-properties officeooo:rsid="00193e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.03</text:p>
      <text:p text:style-name="P1"/>
      <text:p text:style-name="P2">import sys → аргументи на ф-я <text:tab/><text:span text:style-name="T2">print(“Argumnets: “, sys.argv)</text:span></text:p>
      <text:p text:style-name="P3">import os → os.getcwd() .. </text:p>
      <text:p text:style-name="P4"><text:line-break/><text:span text:style-name="T1">Reading/ Writing files</text:span></text:p>
      <text:p text:style-name="P5"/>
      <text:p text:style-name="P3">with open(“foo.py”, “w”) as f:</text:p>
      <text:p text:style-name="P3"><text:tab/>f.write(“def a(): pass”)</text:p>
      <text:p text:style-name="P3"/>
      <text:p text:style-name="P3">f.read() // f.readlines()</text:p>
      <text:p text:style-name="P3"/>
      <text:p text:style-name="P3"/>
      <text:p text:style-name="P3">w – write; r – read, a – append, x – creat</text:p>
      <text:p text:style-name="P6"/>
      <text:p text:style-name="P6">Всеки наш файл е модул. <text:span text:style-name="T3">Всеки модул си има име __name__ (default)</text:span></text:p>
      <text:p text:style-name="P6"/>
      <text:p text:style-name="P6">if __name__ == “__main__”:</text:p>
      <text:p text:style-name="P6"><text:tab/>print(…)</text:p>
      <text:p text:style-name="P6"/>
      <text:p text:style-name="P7">from demo import foo() </text:p>
      <text:p text:style-name="P7">// demo.py e file, foo() e f-q v n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49:19.474784960</meta:creation-date>
    <meta:editing-duration>PT3H5M38S</meta:editing-duration>
    <meta:editing-cycles>2</meta:editing-cycles>
    <meta:generator>LibreOffice/6.0.7.3$Linux_X86_64 LibreOffice_project/00m0$Build-3</meta:generator>
    <dc:date>2020-03-02T20:55:41.583313877</dc:date>
    <meta:document-statistic meta:table-count="0" meta:image-count="0" meta:object-count="0" meta:page-count="1" meta:paragraph-count="13" meta:word-count="67" meta:character-count="398" meta:non-whitespace-character-count="334"/>
  </office:meta>
</office:document-meta>
</file>